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992cm" fo:margin-top="0cm" fo:margin-bottom="0cm" table:align="left"/>
    </style:style>
    <style:style style:name="Table1.A" style:family="table-column">
      <style:table-column-properties style:column-width="1.588cm"/>
    </style:style>
    <style:style style:name="Table1.B" style:family="table-column">
      <style:table-column-properties style:column-width="3.572cm"/>
    </style:style>
    <style:style style:name="Table1.C" style:family="table-column">
      <style:table-column-properties style:column-width="6.535cm"/>
    </style:style>
    <style:style style:name="Table1.D" style:family="table-column">
      <style:table-column-properties style:column-width="6.297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left="0cm" fo:margin-right="0cm" fo:text-indent="0cm" style:auto-text-indent="false" fo:break-before="auto" fo:break-after="auto"/>
    </style:style>
    <style:style style:name="P4" style:family="paragraph" style:parent-style-name="Text_20_body">
      <style:text-properties officeooo:rsid="001694f2" officeooo:paragraph-rsid="001694f2"/>
    </style:style>
    <style:style style:name="P5" style:family="paragraph" style:parent-style-name="Text_20_body">
      <style:text-properties officeooo:paragraph-rsid="00221126"/>
    </style:style>
    <style:style style:name="P6" style:family="paragraph" style:parent-style-name="First_20_paragraph">
      <style:text-properties officeooo:paragraph-rsid="0020e3e5"/>
    </style:style>
    <style:style style:name="P7" style:family="paragraph" style:parent-style-name="Heading_20_1" style:master-page-name="Standard">
      <style:paragraph-properties style:page-number="1"/>
    </style:style>
    <style:style style:name="P8" style:family="paragraph" style:parent-style-name="Heading_20_2">
      <style:text-properties officeooo:rsid="00221126"/>
    </style:style>
    <style:style style:name="P9" style:family="paragraph" style:parent-style-name="Heading_20_3">
      <style:text-properties officeooo:rsid="00221126" officeooo:paragraph-rsid="0020e3e5"/>
    </style:style>
    <style:style style:name="P10" style:family="paragraph" style:parent-style-name="Heading_20_4">
      <style:text-properties officeooo:rsid="00271ef4"/>
    </style:style>
    <style:style style:name="P11" style:family="paragraph" style:parent-style-name="Text_20_body" style:list-style-name="L1">
      <style:paragraph-properties fo:margin-top="0cm" fo:margin-bottom="0cm" style:contextual-spacing="false"/>
      <style:text-properties officeooo:paragraph-rsid="0020e3e5"/>
    </style:style>
    <style:style style:name="P12" style:family="paragraph" style:parent-style-name="Text_20_body" style:list-style-name="L2">
      <style:paragraph-properties fo:margin-top="0cm" fo:margin-bottom="0cm" style:contextual-spacing="false"/>
      <style:text-properties officeooo:paragraph-rsid="0020e3e5"/>
    </style:style>
    <style:style style:name="P13" style:family="paragraph" style:parent-style-name="Text_20_body">
      <style:text-properties officeooo:paragraph-rsid="0020e3e5"/>
    </style:style>
    <style:style style:name="T1" style:family="text">
      <style:text-properties officeooo:rsid="00221126"/>
    </style:style>
    <style:style style:name="T2" style:family="text">
      <style:text-properties officeooo:rsid="0025857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Heading <text:span text:style-name="T1">1</text:span></text:h>
      <text:p text:style-name="P5">I set up the working pattern based</text:p>
      <text:h text:style-name="P8" text:outline-level="2">Heading 2</text:h>
      <text:p text:style-name="P5">I set up the working pattern based</text:p>
      <text:h text:style-name="P9" text:outline-level="3">Heading 3<text:bookmark text:name="contextual-factors-from-practitioner-perspective-influencing-design"/></text:h>
      <text:p text:style-name="P6">NOTE - move some of this to a discussion section?</text:p>
      <text:p text:style-name="P13"/>
      <text:p text:style-name="Quotations">Quotation here</text:p>
      <text:p text:style-name="Quotations">line two quotations. </text:p>
      <text:h text:style-name="P10" text:outline-level="4">Heading 4</text:h>
      <text:list text:style-name="L1">
        <text:list-item>
          <text:p text:style-name="P11">design based experiments - some factors</text:p>
        </text:list-item>
        <text:list-item>
          <text:p text:style-name="P11">informal learning - recap rogoff and similar - issues of designing for informal settings</text:p>
        </text:list-item>
      </text:list>
      <text:h text:style-name="Heading_20_5" text:outline-level="5">Cultural influences on my choice of learning design</text:h>
      <text:p text:style-name="Standard">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list text:style-name="L2">
        <text:list-item>
          <text:p text:style-name="P12">a desire to increase engagement based on my experiences in classroom and out of classroom - Home Ed / coder dojo experiences</text:p>
        </text:list-item>
        <text:list-item>
          <text:p text:style-name="P12">the link to cultural practices of code patching and remixing - the example of the plumber coder potentially being someone who finishes the job rather than elegant coder.</text:p>
        </text:list-item>
        <text:list-item>
          <text:p text:style-name="P12">other experiences of social coding being important being part of a community working on a joint project (add a quote from Dave?) </text:p>
        </text:list-item>
        <text:list-item>
          <text:p text:style-name="P12">Other examples from the interviews with practitioners are relevant to include here.</text:p>
        </text:list-item>
      </text:list>
      <text:h text:style-name="Heading_20_4" text:outline-level="4">Practical factor<text:span text:style-name="T2">s</text:span></text:h>
      <text:p text:style-name="P4"/>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Contents">Phase</text:p>
          </table:table-cell>
          <table:table-cell table:style-name="Table1.A1" office:value-type="string">
            <text:p text:style-name="Table_20_Contents">Name and Date</text:p>
          </table:table-cell>
          <table:table-cell table:style-name="Table1.A1" office:value-type="string">
            <text:p text:style-name="Table_20_Contents">Description </text:p>
          </table:table-cell>
          <table:table-cell table:style-name="Table1.A1" office:value-type="string">
            <text:p text:style-name="Table_20_Contents"><text:s/>Resources Used</text:p>
          </table:table-cell>
        </table:table-row>
        <table:table-row table:style-name="Table1.1">
          <table:table-cell table:style-name="Table1.A1" office:value-type="string">
            <text:p text:style-name="Table_20_Contents">1</text:p>
          </table:table-cell>
          <table:table-cell table:style-name="Table1.A1" office:value-type="string">
            <text:p text:style-name="Table_20_Contents">Oct 2017 - Mar 2018</text:p>
            <text:p text:style-name="Table_20_Contents"><text:line-break/>Experimental Course</text:p>
          </table:table-cell>
          <table:table-cell table:style-name="Table1.A1" office:value-type="string">
            <text:p text:style-name="Table_20_Contents">Participants started with a blank canvas and were asked to plan and make a game in two larger groups of 5-6 participants of mixed ages. A minimal incomplete starting game code template was introduced to support students after the course has started. </text:p>
            <text:p text:style-name="Table_20_Contents"/>
          </table:table-cell>
          <table:table-cell table:style-name="Table1.A1" office:value-type="string">
            <text:p text:style-name="Table_20_Contents">Phaser 2.6.2 javascript library (Appendix R.1.1)</text:p>
            <text:p text:style-name="Table_20_Contents">Thimble code playground. (Appendix R.2.1)</text:p>
            <text:p text:style-name="Table_20_Contents">Online graphics editor Piskel.(Appendix R.3.1)</text:p>
            <text:p text:style-name="Table_20_Contents">Code recognition activity. (Appendix D.1.1)</text:p>
            <text:p text:style-name="Table_20_Contents">An incomplete game code template (Appendix R.4.1)</text:p>
            <text:p text:style-name="Table_20_Contents">Various audio creation tools (Appendix R.5.x)</text:p>
          </table:table-cell>
        </table:table-row>
        <text:soft-page-break/>
        <table:table-row table:style-name="Table1.1">
          <table:table-cell table:style-name="Table1.A1" office:value-type="string">
            <text:p text:style-name="Table_20_Contents">2</text:p>
          </table:table-cell>
          <table:table-cell table:style-name="Table1.A1" office:value-type="string">
            <text:p text:style-name="Table_20_Contents">May 2018 - Dec 2018<text:line-break/><text:line-break/>Resource Development Stage</text:p>
          </table:table-cell>
          <table:table-cell table:style-name="Table1.A1" office:value-type="string">
            <text:p text:style-name="Table_20_Contents">One-off workshops at Mozilla and Feral Vector conferences and to PGCE computer students helped focus and the creation of a “half baked” game template and supporting online and printable resources. </text:p>
          </table:table-cell>
          <table:table-cell table:style-name="Table1.A1" office:value-type="string">
            <text:p text:style-name="Table_20_Contents">Phaser 2.6.2 javascript library (Appendix R.1)</text:p>
            <text:p text:style-name="Table_20_Contents">Glitch code playground (Appendix R.2.1)</text:p>
            <text:p text:style-name="Table_20_Contents">Print out of cards with simple coding missions (Appendix R.5.1)</text:p>
            <text:p text:style-name="Table_20_Contents">Revised incomplete game template (Appendix R.4.2)</text:p>
            <text:p text:style-name="Table_20_Contents"/>
          </table:table-cell>
        </table:table-row>
        <table:table-row table:style-name="Table1.1">
          <table:table-cell table:style-name="Table1.A1" office:value-type="string">
            <text:p text:style-name="Table_20_Contents">3</text:p>
          </table:table-cell>
          <table:table-cell table:style-name="Table1.A1" office:value-type="string">
            <text:p text:style-name="Table_20_Contents">Jan - Feb 2019 <text:s/></text:p>
            <text:p text:style-name="Table_20_Contents"/>
            <text:p text:style-name="Table_20_Contents">Glitch Game Club </text:p>
          </table:table-cell>
          <table:table-cell table:style-name="Table1.A1" office:value-type="string">
            <text:p text:style-name="Table_20_Contents">First iteration of game making course of 5-6 weeks. The template and resources created in the previous stage were used as a starting point but continued to evolve.. </text:p>
          </table:table-cell>
          <table:table-cell table:style-name="Table1.A1" office:value-type="string">
            <text:p text:style-name="Table_20_Contents">Phaser 2.6.2 javascript library (Appendix R.1.1)<text:line-break/>Glitch code playground (Appendix R.2.1)<text:line-break/>Online graphics editor Piskel.(Appendix R.3.1)</text:p>
            <text:p text:style-name="Table_20_Contents">Updated incomplete game template (Appendix R.4.3)</text:p>
            <text:p text:style-name="Table_20_Contents">Supporting tutorials and code examples <text:line-break/>(Appendix D.2.x)</text:p>
          </table:table-cell>
        </table:table-row>
        <table:table-row table:style-name="Table1.1">
          <table:table-cell table:style-name="Table1.A1" office:value-type="string">
            <text:p text:style-name="Table_20_Contents">4</text:p>
          </table:table-cell>
          <table:table-cell table:style-name="Table1.A1" office:value-type="string">
            <text:p text:style-name="Table_20_Contents">May 2019 </text:p>
            <text:p text:style-name="Table_20_Contents"/>
            <text:p text:style-name="Table_20_Contents">Glitch Game Club </text:p>
          </table:table-cell>
          <table:table-cell table:style-name="Table1.A1" office:value-type="string">
            <text:p text:style-name="Table_20_Contents">Second iteration of game making course of 4 weeks using Phaser.js,</text:p>
            <text:p text:style-name="Table_20_Contents"/>
          </table:table-cell>
          <table:table-cell table:style-name="Table1.A1" office:value-type="string">
            <text:p text:style-name="Table_20_Contents">As per phase 3 and in addition:<text:line-break/>Drama scenario (Appendix E.1.1)<text:line-break/>Interactive chat page in glitch (Appendix E.1.2)</text:p>
          </table:table-cell>
        </table:table-row>
        <table:table-row table:style-name="Table1.1">
          <table:table-cell table:style-name="Table1.A1" office:value-type="string">
            <text:p text:style-name="Table_20_Contents">5</text:p>
          </table:table-cell>
          <table:table-cell table:style-name="Table1.A1" office:value-type="string">
            <text:p text:style-name="Table_20_Contents">Jan 2020 - September 2020</text:p>
            <text:p text:style-name="Table_20_Contents"/>
            <text:p text:style-name="Table_20_Contents">Make Code Arcade</text:p>
          </table:table-cell>
          <table:table-cell table:style-name="Table1.A1" office:value-type="string">
            <text:p text:style-name="Table_20_Contents">Two iterations of game making course of 5-6 weeks using MakeCode Arcade tool. </text:p>
            <text:p text:style-name="Table_20_Contents"><text:line-break/><text:line-break/></text:p>
          </table:table-cell>
          <table:table-cell table:style-name="Table1.A1" office:value-type="string">
            <text:p text:style-name="Table_20_Contents">Make Code Arcade (MCA) tool (Appendix RM.1.1)<text:line-break/>MCA Template starting game(Appendix RM.1.2)</text:p>
            <text:p text:style-name="Table_20_Contents">MCA quick start cards.(Appendix RM.1.3)</text:p>
            <text:p text:style-name="Table_20_Contents">MCA game pattern menu (Appendix RM.1.3)</text:p>
            <text:p text:style-name="Table_20_Contents">MCA game pattern tutorials (Appendix RM.1.3)</text:p>
            <text:p text:style-name="Table_20_Contents">Learning Dimensions Map (Appendix M.1.1)</text:p>
          </table:table-cell>
        </table:table-row>
      </table:table>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date>2023-05-18T10:53:18.451786598</dc:date>
    <dc:creator>Mick Chesterman</dc:creator>
    <meta:editing-duration>PT1H42M7S</meta:editing-duration>
    <meta:editing-cycles>18</meta:editing-cycles>
    <meta:document-statistic meta:table-count="1" meta:image-count="0" meta:object-count="0" meta:page-count="2" meta:paragraph-count="62" meta:word-count="517" meta:character-count="3253" meta:non-whitespace-character-count="2784"/>
  </office:meta>
</office:document-meta>
</file>